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174E0A199AF4BC5EC1B.png" manifest:media-type="image/png"/>
  <manifest:file-entry manifest:full-path="Pictures/1004302B00003E1D000026726348DE989577A07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5.9cm" svg:height="9.841cm" svg:x="0cm" svg:y="0cm">
          <draw:image xlink:href="Pictures/1004302B00003E1D000026726348DE989577A074.svg" xlink:type="simple" xlink:show="embed" xlink:actuate="onLoad" loext:mime-type="image/svg+xml">
            <text:p/>
          </draw:image>
          <draw:image xlink:href="Pictures/100002010000025900000174E0A199AF4BC5EC1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23cm" fo:margin-bottom="0.523cm" fo:margin-left="0.523cm" fo:margin-right="0.523cm" fo:page-width="15.901cm" fo:page-height="9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6T16:03:32.974713834</dc:date>
    <meta:editing-duration>PT22H4M36S</meta:editing-duration>
    <meta:editing-cycles>1</meta:editing-cycles>
    <meta:document-statistic meta:object-count="1"/>
    <meta:generator>LibreOffice/6.2.8.2$Linux_X86_64 LibreOffice_project/20$Build-2</meta:generator>
  </office:meta>
</office:document-meta>
</file>